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E10000004B04BD4220E4263B9C1.png" manifest:media-type="image/png"/>
  <manifest:file-entry manifest:full-path="Pictures/1000000000000320000003204C4F1EBEBCA0CD4A.png" manifest:media-type="image/png"/>
  <manifest:file-entry manifest:full-path="Pictures/100000000000032000000320B44A6ACE263382A6.png" manifest:media-type="image/png"/>
  <manifest:file-entry manifest:full-path="Pictures/1000000000000320000003203D49BD9E6DAB317D.png" manifest:media-type="image/png"/>
  <manifest:file-entry manifest:full-path="Pictures/100000000000032000000320DB7A2116504B7447.png" manifest:media-type="image/png"/>
  <manifest:file-entry manifest:full-path="Pictures/10000000000003200000032068DB910DC6EF3141.png" manifest:media-type="image/png"/>
  <manifest:file-entry manifest:full-path="Pictures/10000000000003200000032033206D2F3F505802.png" manifest:media-type="image/png"/>
  <manifest:file-entry manifest:full-path="Pictures/100000000000032000000320AA51064503C5FA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031cm, 0cm, 2.794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735cm, 0cm, 2.83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81cm, 0cm, 2.836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24cm, 0cm, 2.539cm)" draw:image-opacity="100%" style:mirror="none"/>
    </style:style>
    <style:style style:name="gr5" style:family="graphic" style:parent-style-name="objectwithoutfill">
      <style:graphic-properties svg:stroke-width="0.212cm" svg:stroke-color="#996633" draw:marker-start-width="0.518cm" draw:marker-end="Arrow" draw:marker-end-width="0.618cm" svg:stroke-opacity="80%" draw:fill="solid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0.766cm" fo:min-width="42.172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33cm" svg:height="10.159cm" svg:x="39.95cm" svg:y="10.121cm">
          <draw:image xlink:href="Pictures/100000000000032000000320AA51064503C5FAEF.png" xlink:type="simple" xlink:show="embed" xlink:actuate="onLoad" loext:mime-type="image/png">
            <text:p/>
          </draw:image>
        </draw:frame>
        <draw:frame draw:style-name="gr2" draw:text-style-name="P1" draw:layer="layout" svg:width="5.587cm" svg:height="10.159cm" svg:x="34.344cm" svg:y="10.12cm">
          <draw:image xlink:href="Pictures/10000000000003200000032033206D2F3F505802.png" xlink:type="simple" xlink:show="embed" xlink:actuate="onLoad" loext:mime-type="image/png">
            <text:p/>
          </draw:image>
        </draw:frame>
        <draw:frame draw:style-name="gr2" draw:text-style-name="P1" draw:layer="layout" svg:width="5.587cm" svg:height="10.159cm" svg:x="28.449cm" svg:y="10.12cm">
          <draw:image xlink:href="Pictures/10000000000003200000032068DB910DC6EF3141.png" xlink:type="simple" xlink:show="embed" xlink:actuate="onLoad" loext:mime-type="image/png">
            <text:p/>
          </draw:image>
        </draw:frame>
        <draw:frame draw:style-name="gr2" draw:text-style-name="P1" draw:layer="layout" svg:width="5.587cm" svg:height="10.159cm" svg:x="22.507cm" svg:y="10.121cm">
          <draw:image xlink:href="Pictures/1000000000000320000003203D49BD9E6DAB317D.png" xlink:type="simple" xlink:show="embed" xlink:actuate="onLoad" loext:mime-type="image/png">
            <text:p/>
          </draw:image>
        </draw:frame>
        <draw:frame draw:style-name="gr2" draw:text-style-name="P1" draw:layer="layout" svg:width="5.587cm" svg:height="10.159cm" svg:x="16.658cm" svg:y="10.127cm">
          <draw:image xlink:href="Pictures/100000000000032000000320B44A6ACE263382A6.png" xlink:type="simple" xlink:show="embed" xlink:actuate="onLoad" loext:mime-type="image/png">
            <text:p/>
          </draw:image>
        </draw:frame>
        <draw:frame draw:style-name="gr3" draw:text-style-name="P1" draw:layer="layout" svg:width="5.841cm" svg:height="10.159cm" svg:x="10.958cm" svg:y="10.127cm">
          <draw:image xlink:href="Pictures/1000000000000320000003204C4F1EBEBCA0CD4A.png" xlink:type="simple" xlink:show="embed" xlink:actuate="onLoad" loext:mime-type="image/png">
            <text:p/>
          </draw:image>
        </draw:frame>
        <draw:frame draw:style-name="gr4" draw:text-style-name="P1" draw:layer="layout" svg:width="6.095cm" svg:height="10.159cm" svg:x="4.826cm" svg:y="10.175cm">
          <draw:image xlink:href="Pictures/100000000000032000000320DB7A2116504B7447.png" xlink:type="simple" xlink:show="embed" xlink:actuate="onLoad" loext:mime-type="image/png">
            <text:p/>
          </draw:image>
        </draw:frame>
        <draw:line draw:style-name="gr5" draw:text-style-name="P2" draw:layer="layout" svg:x1="7.666cm" svg:y1="18.088cm" svg:x2="42.672cm" svg:y2="18.088cm">
          <text:p/>
        </draw:line>
        <draw:frame draw:style-name="gr6" draw:text-style-name="P4" draw:layer="layout" svg:width="34.798cm" svg:height="0.962cm" svg:x="7.62cm" svg:y="18.264cm">
          <draw:text-box>
            <text:p text:style-name="P3"><text:span text:style-name="T1">I</text:span><text:span text:style-name="T1">n</text:span><text:span text:style-name="T1">c</text:span><text:span text:style-name="T1">r</text:span><text:span text:style-name="T1">e</text:span><text:span text:style-name="T1">a</text:span><text:span text:style-name="T1">s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o</text:span><text:span text:style-name="T1">c</text:span><text:span text:style-name="T1">u</text:span><text:span text:style-name="T1">l</text:span><text:span text:style-name="T1">u</text:span><text:span text:style-name="T1">m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i</text:span><text:span text:style-name="T1">t</text:span><text:span text:style-name="T1">y</text:span></text:p>
          </draw:text-box>
        </draw:frame>
        <draw:custom-shape draw:style-name="gr7" draw:text-style-name="P5" draw:layer="layout" svg:width="42.672cm" svg:height="1.016cm" svg:x="3.81cm" svg:y="10.66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43.734cm" svg:height="10.159cm" svg:x="2.748cm" svg:y="2.309cm">
          <draw:image xlink:href="Pictures/1000020100000E10000004B04BD4220E4263B9C1.png" xlink:type="simple" xlink:show="embed" xlink:actuate="onLoad" loext:mime-type="image/png">
            <text:p/>
          </draw:image>
        </draw:frame>
        <draw:line draw:style-name="gr5" draw:text-style-name="P2" draw:layer="layout" svg:x1="7.613cm" svg:y1="3.388cm" svg:x2="42.619cm" svg:y2="3.388cm">
          <text:p/>
        </draw:line>
        <draw:frame draw:style-name="gr9" draw:text-style-name="P6" draw:layer="layout" svg:width="35.306cm" svg:height="0.963cm" svg:x="7.366cm" svg:y="2.085cm">
          <draw:text-box>
            <text:p text:style-name="P1"><text:span text:style-name="T1">Increasing plant health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13cm" fo:margin-bottom="0cm" fo:text-indent="0cm"/>
      <style:text-properties fo:font-size="36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4cm" fo:margin-bottom="0cm" fo:text-indent="0cm"/>
      <style:text-properties fo:font-size="3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6cm" fo:margin-bottom="0cm" fo:text-indent="0cm"/>
      <style:text-properties fo:font-size="25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44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2.064cm" svg:x="1cm" svg:y="4.888cm"/>
      <draw:page-thumbnail draw:layer="backgroundobjects" svg:width="9.294cm" svg:height="2.064cm" svg:x="1cm" svg:y="12.936cm"/>
      <draw:page-thumbnail draw:layer="backgroundobjects" svg:width="9.294cm" svg:height="2.064cm" svg:x="1cm" svg:y="20.984cm"/>
      <draw:page-thumbnail draw:layer="backgroundobjects" svg:width="9.294cm" svg:height="2.064cm" svg:x="11.295cm" svg:y="4.888cm"/>
      <draw:page-thumbnail draw:layer="backgroundobjects" svg:width="9.294cm" svg:height="2.064cm" svg:x="11.295cm" svg:y="12.936cm"/>
      <draw:page-thumbnail draw:layer="backgroundobjects" svg:width="9.294cm" svg:height="2.064cm" svg:x="11.295cm" svg:y="20.984cm"/>
    </style:handout-master>
    <style:master-page style:name="Default" style:page-layout-name="PM1" draw:style-name="Mdp1">
      <draw:frame presentation:style-name="Default-title" draw:layer="backgroundobjects" svg:width="82.293cm" svg:height="3.392cm" svg:x="4.572cm" svg:y="0.808cm" presentation:class="title" presentation:placeholder="true">
        <draw:text-box/>
      </draw:frame>
      <draw:frame presentation:style-name="Default-outline1" draw:layer="backgroundobjects" svg:width="82.293cm" svg:height="11.784cm" svg:x="4.572cm" svg:y="4.752cm" presentation:class="outline" presentation:placeholder="true">
        <draw:text-box/>
      </draw:frame>
      <draw:frame presentation:style-name="Mpr1" draw:text-style-name="MP2" draw:layer="backgroundobjects" svg:width="21.302cm" svg:height="1.4cm" svg:x="4.572cm" svg:y="18.50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8.983cm" svg:height="1.4cm" svg:x="31.269cm" svg:y="18.50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1.302cm" svg:height="1.4cm" svg:x="65.559cm" svg:y="18.50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07:55:57.543395618</meta:creation-date>
    <dc:date>2023-10-26T17:07:29.468407266</dc:date>
    <meta:editing-duration>PT9S</meta:editing-duration>
    <meta:editing-cycles>1</meta:editing-cycles>
    <meta:document-statistic meta:object-count="36"/>
    <meta:generator>LibreOffice/6.4.7.2$Linux_X86_64 LibreOffice_project/40$Build-2</meta:generator>
  </office:meta>
</office:document-meta>
</file>